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618in" table:align="left"/>
    </style:style>
    <style:style style:name="Table1.A" style:family="table-column">
      <style:table-column-properties style:column-width="1.7361in"/>
    </style:style>
    <style:style style:name="Table1.B" style:family="table-column">
      <style:table-column-properties style:column-width="2.8743in"/>
    </style:style>
    <style:style style:name="Table1.C" style:family="table-column">
      <style:table-column-properties style:column-width="1.651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>
      <style:text-properties officeooo:rsid="0008db4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File-Level Validations</text:span></text:h>
      <text:p text:style-name="Text_20_body">These check the integrity and type of the file before proceeding.</text:p>
      <text:h text:style-name="Heading_20_3" text:outline-level="3">🔹 <text:span text:style-name="Source_20_Text">_validate_file_exists(file_path)</text:span></text:h>
      <text:list text:style-name="L1">
        <text:list-item>
          <text:p text:style-name="P1"><text:span text:style-name="Strong_20_Emphasis">Checks if the Excel file exists</text:span> at the given path.</text:p>
        </text:list-item>
        <text:list-item>
          <text:p text:style-name="P1">❌ Adds error if file doesn't exist.</text:p>
        </text:list-item>
      </text:list>
      <text:h text:style-name="Heading_20_3" text:outline-level="3">🔹 <text:span text:style-name="Source_20_Text">_validate_file_extension(file_path)</text:span></text:h>
      <text:list text:style-name="L2">
        <text:list-item>
          <text:p text:style-name="P2"><text:span text:style-name="Strong_20_Emphasis">Only </text:span><text:span text:style-name="Strong_20_Emphasis"><text:span text:style-name="Source_20_Text">.xls</text:span></text:span><text:span text:style-name="Strong_20_Emphasis"> and </text:span><text:span text:style-name="Strong_20_Emphasis"><text:span text:style-name="Source_20_Text">.xlsx</text:span></text:span><text:span text:style-name="Strong_20_Emphasis"> files are allowed</text:span>.</text:p>
        </text:list-item>
        <text:list-item>
          <text:p text:style-name="P2">❌ Adds error if the extension is invalid.</text:p>
        </text:list-item>
      </text:list>
      <text:p text:style-name="Horizontal_20_Line"/>
      <text:h text:style-name="Heading_20_2" text:outline-level="2">✅ <text:span text:style-name="Strong_20_Emphasis">2. Excel File Loading</text:span></text:h>
      <text:h text:style-name="Heading_20_3" text:outline-level="3">🔹 <text:span text:style-name="Source_20_Text">_load_excel(file_path)</text:span></text:h>
      <text:list text:style-name="L3">
        <text:list-item>
          <text:p text:style-name="P3">Tries to <text:span text:style-name="Strong_20_Emphasis">load the specified sheet</text:span> (default: <text:span text:style-name="Source_20_Text">"Compute"</text:span>) using <text:span text:style-name="Source_20_Text">pandas.read_excel()</text:span>.</text:p>
        </text:list-item>
        <text:list-item>
          <text:p text:style-name="P3">Automatically selects <text:span text:style-name="Source_20_Text">xlrd</text:span> or <text:span text:style-name="Source_20_Text">openpyxl</text:span> based on the file extension.</text:p>
        </text:list-item>
        <text:list-item>
          <text:p text:style-name="P3">❌ Adds error if the file or sheet fails to load.</text:p>
        </text:list-item>
      </text:list>
      <text:p text:style-name="Horizontal_20_Line"/>
      <text:h text:style-name="Heading_20_2" text:outline-level="2">✅ <text:span text:style-name="Strong_20_Emphasis">3. Sheet Content Validations</text:span></text:h>
      <text:h text:style-name="Heading_20_3" text:outline-level="3">🔹 <text:span text:style-name="Source_20_Text">_validate_sheet_not_empty()</text:span></text:h>
      <text:list text:style-name="L4">
        <text:list-item>
          <text:p text:style-name="P4">Checks if the sheet:</text:p>
          <text:list>
            <text:list-item>
              <text:p text:style-name="P4">Has at least one non-empty row/column.</text:p>
            </text:list-item>
            <text:list-item>
              <text:p text:style-name="P4">Doesn’t contain only null (<text:span text:style-name="Source_20_Text">NaN</text:span>) values.</text:p>
            </text:list-item>
          </text:list>
        </text:list-item>
        <text:list-item>
          <text:p text:style-name="P4">❌ Adds error if completely empty.</text:p>
        </text:list-item>
      </text:list>
      <text:p text:style-name="Horizontal_20_Line"/>
      <text:h text:style-name="Heading_20_2" text:outline-level="2">✅ <text:span text:style-name="Strong_20_Emphasis">4. Specific Row Content Validations</text:span></text:h>
      <text:h text:style-name="Heading_20_3" text:outline-level="3">🔹 <text:span text:style-name="Source_20_Text">_validate_company_name()</text:span></text:h>
      <text:list text:style-name="L5">
        <text:list-item>
          <text:p text:style-name="P5">Looks for a row starting with <text:span text:style-name="Strong_20_Emphasis">“Name of the Company”</text:span>.</text:p>
        </text:list-item>
        <text:list-item>
          <text:p text:style-name="P5">Checks the adjacent cell for the company name.</text:p>
        </text:list-item>
        <text:list-item>
          <text:p text:style-name="P5">❌ Adds error if:</text:p>
          <text:list>
            <text:list-item>
              <text:p text:style-name="P5">Row is missing.</text:p>
            </text:list-item>
            <text:list-item>
              <text:p text:style-name="P5"><text:soft-page-break/>Cell is empty.</text:p>
            </text:list-item>
            <text:list-item>
              <text:p text:style-name="P5">Value doesn’t match the <text:span text:style-name="Source_20_Text">expected_company_name</text:span> in config.</text:p>
            </text:list-item>
          </text:list>
        </text:list-item>
      </text:list>
      <text:h text:style-name="Heading_20_3" text:outline-level="3">🔹 <text:span text:style-name="Source_20_Text">_validate_has_audited_values()</text:span></text:h>
      <text:list text:style-name="L6">
        <text:list-item>
          <text:p text:style-name="P6">Verifies if the <text:span text:style-name="Strong_20_Emphasis">audit type row</text:span> (defined by <text:span text:style-name="Source_20_Text">audit_type_row</text:span> in config) contains <text:span text:style-name="Strong_20_Emphasis">at least one cell with “Audited”</text:span> (case-insensitive).</text:p>
        </text:list-item>
        <text:list-item>
          <text:p text:style-name="P6">❌ Adds error if not found or row does not contain expected header (like <text:span text:style-name="Source_20_Text">"Type of accounts"</text:span>).</text:p>
        </text:list-item>
      </text:list>
      <text:p text:style-name="Horizontal_20_Line"/>
      <text:h text:style-name="Heading_20_2" text:outline-level="2">✅ <text:span text:style-name="Strong_20_Emphasis">5. Year Row Validations</text:span></text:h>
      <text:h text:style-name="Heading_20_3" text:outline-level="3">🔹 <text:span text:style-name="Source_20_Text">_validate_year_row()</text:span></text:h>
      <text:list text:style-name="L7">
        <text:list-item>
          <text:p text:style-name="P7">Validates the <text:span text:style-name="Strong_20_Emphasis">year row</text:span> specified in config (<text:span text:style-name="Source_20_Text">year_row</text:span>):</text:p>
          <text:list>
            <text:list-item>
              <text:p text:style-name="P7">First cell should be empty or say “year”.</text:p>
            </text:list-item>
            <text:list-item>
              <text:p text:style-name="P7">Other cells should contain <text:span text:style-name="Strong_20_Emphasis">valid years (1900–2100)</text:span>.</text:p>
            </text:list-item>
          </text:list>
        </text:list-item>
        <text:list-item>
          <text:p text:style-name="P7">❌ Adds error if no valid years are found.</text:p>
        </text:list-item>
        <text:list-item>
          <text:p text:style-name="P7">⚠️ Adds warnings for:</text:p>
          <text:list>
            <text:list-item>
              <text:p text:style-name="P7">Invalid/missing first cell.</text:p>
            </text:list-item>
            <text:list-item>
              <text:p text:style-name="P7">Non-numeric or unusual year values.</text:p>
            </text:list-item>
          </text:list>
        </text:list-item>
      </text:list>
      <text:p text:style-name="Horizontal_20_Line"/>
      <text:h text:style-name="Heading_20_2" text:outline-level="2">✅ <text:span text:style-name="Strong_20_Emphasis">6. Row Name and Value Validations</text:span></text:h>
      <text:h text:style-name="Heading_20_3" text:outline-level="3">🔹 <text:span text:style-name="Source_20_Text">_validate_row_names()</text:span></text:h>
      <text:list text:style-name="L8">
        <text:list-item>
          <text:p text:style-name="P8">For each row listed in <text:span text:style-name="Source_20_Text">row_validations</text:span>:</text:p>
          <text:list>
            <text:list-item>
              <text:p text:style-name="P8">Checks if the first column matches the <text:span text:style-name="Source_20_Text">expected_name</text:span>.</text:p>
            </text:list-item>
          </text:list>
        </text:list-item>
        <text:list-item>
          <text:p text:style-name="P8">❌ Adds error on mismatch.</text:p>
        </text:list-item>
      </text:list>
      <text:h text:style-name="Heading_20_3" text:outline-level="3">🔹 <text:span text:style-name="Source_20_Text">_validate_row_values()</text:span></text:h>
      <text:list text:style-name="L9">
        <text:list-item>
          <text:p text:style-name="P9">For each row in <text:span text:style-name="Source_20_Text">row_validations</text:span>:</text:p>
          <text:list>
            <text:list-item>
              <text:p text:style-name="P9">Checks if there is <text:span text:style-name="Strong_20_Emphasis">at least one non-null value starting from column </text:span><text:span text:style-name="Strong_20_Emphasis"><text:span text:style-name="T1">2</text:span></text:span>.</text:p>
            </text:list-item>
          </text:list>
        </text:list-item>
        <text:list-item>
          <text:p text:style-name="P9">❌ Adds error if entire row is empty across years.</text:p>
        </text:list-item>
      </text:list>
      <text:p text:style-name="Horizontal_20_Line"/>
      <text:h text:style-name="Heading_20_2" text:outline-level="2"><text:soft-page-break/>✅ <text:span text:style-name="Strong_20_Emphasis">7. Column Continuity / Temporal Data Checks</text:span></text:h>
      <text:h text:style-name="Heading_20_3" text:outline-level="3">🔹 <text:span text:style-name="Source_20_Text">_validate_column_continuity()</text:span></text:h>
      <text:list text:style-name="L10">
        <text:list-item>
          <text:p text:style-name="P10">Re-parses the <text:span text:style-name="Strong_20_Emphasis">year row</text:span> again.</text:p>
        </text:list-item>
        <text:list-item>
          <text:p text:style-name="P10">Extracts valid year values and sorts them.</text:p>
        </text:list-item>
        <text:list-item>
          <text:p text:style-name="P10">⚠️ Adds warning if <text:span text:style-name="Strong_20_Emphasis">gaps</text:span> exist (e.g., 2018 → 2020).</text:p>
        </text:list-item>
        <text:list-item>
          <text:p text:style-name="P10">❌ Adds error if total years found are fewer than <text:span text:style-name="Source_20_Text">min_required_years</text:span> (from config).</text:p>
        </text:list-item>
      </text:list>
      <text:p text:style-name="Horizontal_20_Line"><text:span text:style-name="Source_20_Text"/></text:p>
      <text:p text:style-name="Horizontal_20_Line"/>
      <text:h text:style-name="Heading_20_2" text:outline-level="2">🧠 Summary of Validation Categor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Error/Warning Type</text:p>
            </table:table-cell>
          </table:table-row>
        </table:table-header-rows>
        <table:table-row>
          <table:table-cell table:style-name="Table1.A1" office:value-type="string">
            <text:p text:style-name="Table_20_Contents">File exists</text:p>
          </table:table-cell>
          <table:table-cell table:style-name="Table1.A1" office:value-type="string">
            <text:p text:style-name="Table_20_Contents"><text:span text:style-name="Source_20_Text">_validate_file_exists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Valid extension</text:p>
          </table:table-cell>
          <table:table-cell table:style-name="Table1.A1" office:value-type="string">
            <text:p text:style-name="Table_20_Contents"><text:span text:style-name="Source_20_Text">_validate_file_extension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Sheet loaded</text:p>
          </table:table-cell>
          <table:table-cell table:style-name="Table1.A1" office:value-type="string">
            <text:p text:style-name="Table_20_Contents"><text:span text:style-name="Source_20_Text">_load_excel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Sheet not empty</text:p>
          </table:table-cell>
          <table:table-cell table:style-name="Table1.A1" office:value-type="string">
            <text:p text:style-name="Table_20_Contents"><text:span text:style-name="Source_20_Text">_validate_sheet_not_empty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Company name matches</text:p>
          </table:table-cell>
          <table:table-cell table:style-name="Table1.A1" office:value-type="string">
            <text:p text:style-name="Table_20_Contents"><text:span text:style-name="Source_20_Text">_validate_company_name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Audited data present</text:p>
          </table:table-cell>
          <table:table-cell table:style-name="Table1.A1" office:value-type="string">
            <text:p text:style-name="Table_20_Contents"><text:span text:style-name="Source_20_Text">_validate_has_audited_values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Valid years row</text:p>
          </table:table-cell>
          <table:table-cell table:style-name="Table1.A1" office:value-type="string">
            <text:p text:style-name="Table_20_Contents"><text:span text:style-name="Source_20_Text">_validate_year_row</text:span></text:p>
          </table:table-cell>
          <table:table-cell table:style-name="Table1.A1" office:value-type="string">
            <text:p text:style-name="Table_20_Contents">❌ Error / ⚠️ Warning</text:p>
          </table:table-cell>
        </table:table-row>
        <table:table-row>
          <table:table-cell table:style-name="Table1.A1" office:value-type="string">
            <text:p text:style-name="Table_20_Contents">Row name is correct</text:p>
          </table:table-cell>
          <table:table-cell table:style-name="Table1.A1" office:value-type="string">
            <text:p text:style-name="Table_20_Contents"><text:span text:style-name="Source_20_Text">_validate_row_names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Row has non-null values</text:p>
          </table:table-cell>
          <table:table-cell table:style-name="Table1.A1" office:value-type="string">
            <text:p text:style-name="Table_20_Contents"><text:span text:style-name="Source_20_Text">_validate_row_values</text:span></text:p>
          </table:table-cell>
          <table:table-cell table:style-name="Table1.A1" office:value-type="string">
            <text:p text:style-name="Table_20_Contents">❌ Error</text:p>
          </table:table-cell>
        </table:table-row>
        <table:table-row>
          <table:table-cell table:style-name="Table1.A1" office:value-type="string">
            <text:p text:style-name="Table_20_Contents">Year continuity check</text:p>
          </table:table-cell>
          <table:table-cell table:style-name="Table1.A1" office:value-type="string">
            <text:p text:style-name="Table_20_Contents"><text:span text:style-name="Source_20_Text">_validate_column_continuity</text:span></text:p>
          </table:table-cell>
          <table:table-cell table:style-name="Table1.A1" office:value-type="string">
            <text:p text:style-name="Table_20_Contents">⚠️ Warning / ❌ 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3:16:47.004577860</meta:creation-date>
    <dc:date>2025-04-21T13:17:54.981326966</dc:date>
    <meta:editing-duration>PT1M9S</meta:editing-duration>
    <meta:editing-cycles>1</meta:editing-cycles>
    <meta:document-statistic meta:table-count="1" meta:image-count="0" meta:object-count="0" meta:page-count="3" meta:paragraph-count="88" meta:word-count="463" meta:character-count="2799" meta:non-whitespace-character-count="2461"/>
    <meta:generator>LibreOffice/24.8.6.2$Linux_X86_64 LibreOffice_project/d50be90c1d90f0f90a5235ffcbbafbbfa38a83c2</meta:generator>
  </office:meta>
</office:document-meta>
</file>